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.getValue( String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.getValu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Query( String string , String pairDelimiter , String keyValueDelim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.Query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.removeValu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getKeyValue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getPair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